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rsid="00138c72" officeooo:paragraph-rsid="00138c72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38c72" officeooo:paragraph-rsid="00138c72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39f14d" officeooo:paragraph-rsid="0039f14d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845e8" officeooo:paragraph-rsid="0017aa3b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138c72" officeooo:paragraph-rsid="00138c72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39f14d" officeooo:paragraph-rsid="0039f14d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officeooo:rsid="0014e12b" officeooo:paragraph-rsid="0014e12b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officeooo:rsid="00286d3d" officeooo:paragraph-rsid="00297f00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officeooo:rsid="0039f14d" officeooo:paragraph-rsid="0039f14d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officeooo:rsid="005853d4" officeooo:paragraph-rsid="005853d4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officeooo:rsid="0015b4cb" officeooo:paragraph-rsid="0014e12b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style:text-underline-style="none" officeooo:rsid="001845e8" officeooo:paragraph-rsid="0017aa3b" style:font-size-asian="11.3500003814697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3pt" style:text-underline-style="none" officeooo:rsid="00320224" officeooo:paragraph-rsid="00138c72" style:font-size-asian="11.3500003814697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style:text-underline-style="none" officeooo:rsid="0039f14d" officeooo:paragraph-rsid="0039f14d" style:font-size-asian="11.3500003814697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3pt" style:text-underline-style="none" officeooo:rsid="0014e12b" officeooo:paragraph-rsid="0014e12b" style:font-size-asian="11.3500003814697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58e3ea" officeooo:paragraph-rsid="0058e3ea" style:font-size-asian="11.3500003814697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138c72" officeooo:paragraph-rsid="00138c72" style:font-size-asian="11.3500003814697pt" style:font-size-complex="13pt"/>
    </style:style>
    <style:style style:name="P18" style:family="paragraph" style:parent-style-name="Standard">
      <style:paragraph-properties fo:text-align="start" style:justify-single-word="false"/>
      <style:text-properties officeooo:rsid="002f4239" officeooo:paragraph-rsid="00138c72"/>
    </style:style>
    <style:style style:name="P19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38c72" officeooo:paragraph-rsid="00138c72" style:font-size-asian="15.75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58e3ea" officeooo:paragraph-rsid="0058e3ea" style:font-size-asian="15.75pt" style:font-size-complex="18pt"/>
    </style:style>
    <style:style style:name="T1" style:family="text">
      <style:text-properties officeooo:rsid="0015b4cb"/>
    </style:style>
    <style:style style:name="T2" style:family="text">
      <style:text-properties officeooo:rsid="001a16f7"/>
    </style:style>
    <style:style style:name="T3" style:family="text">
      <style:text-properties fo:font-size="13pt" style:text-underline-style="none" officeooo:rsid="00320224" style:font-size-asian="11.3500003814697pt" style:font-size-complex="13pt"/>
    </style:style>
    <style:style style:name="T4" style:family="text">
      <style:text-properties officeooo:rsid="003bc291"/>
    </style:style>
    <style:style style:name="T5" style:family="text">
      <style:text-properties officeooo:rsid="003d7ef5"/>
    </style:style>
    <style:style style:name="T6" style:family="text">
      <style:text-properties officeooo:rsid="004eae1d"/>
    </style:style>
    <style:style style:name="T7" style:family="text">
      <style:text-properties officeooo:rsid="005853d4"/>
    </style:style>
    <style:style style:name="T8" style:family="text">
      <style:text-properties officeooo:rsid="0058e3ea"/>
    </style:style>
    <style:style style:name="T9" style:family="text">
      <style:text-properties style:text-underline-style="none"/>
    </style:style>
    <style:style style:name="T10" style:family="text">
      <style:text-properties officeooo:rsid="00598699"/>
    </style:style>
    <style:style style:name="T11" style:family="text">
      <style:text-properties officeooo:rsid="005b75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<text:span text:style-name="T7">Docteur Libre</text:span></text:p>
      <text:p text:style-name="P2"/>
      <text:p text:style-name="P20">Introduction</text:p>
      <text:p text:style-name="P16"/>
      <text:p text:style-name="P16"><text:span text:style-name="T9">Ce projet a été réalisé par Dorothée Huynh et Adrien Cavalieri dans le cadre du cours de Programmation Web (PW6).</text:span></text:p>
      <text:p text:style-name="P5"/>
      <text:p text:style-name="P2">Présentation</text:p>
      <text:p text:style-name="P5"/>
      <text:p text:style-name="P10">Docteur Libre est un site <text:span text:style-name="T11">de prise de rendez-vous chez un médecin généraliste ou spécialiste.</text:span></text:p>
      <text:p text:style-name="P5"/>
      <text:p text:style-name="P2">Contenu de l’archive</text:p>
      <text:p text:style-name="P5"/>
      <text:p text:style-name="P7">L’archive, de<text:span text:style-name="T2">puis</text:span> laquelle a été extrait ce rapport, contient :</text:p>
      <text:p text:style-name="P7">- un dossier “<text:span text:style-name="T8">docteur-libre</text:span>“ (<text:span text:style-name="T8">contenant le code source du projet et les fichiers relatifs à Symfony</text:span>)</text:p>
      <text:p text:style-name="P7">- <text:span text:style-name="T1">un fichier “docteur-libre.sql” (script pour ajouter données à la BDD)</text:span></text:p>
      <text:p text:style-name="P7">- <text:span text:style-name="T8">ce rapport</text:span></text:p>
      <text:p text:style-name="P11"/>
      <text:p text:style-name="P4">Création de la BDD et connexion</text:p>
      <text:p text:style-name="P12"/>
      <text:p text:style-name="P8">Enfin, pour se connecter aux différents comptes présents dans la BDD, il suffit de rentrer l’<text:span text:style-name="T7">adresse e-mail du compte</text:span> ainsi que le mot de <text:span text:style-name="T10">passe </text:span>“<text:span text:style-name="T7">123</text:span>”.</text:p>
      <text:p text:style-name="P5"/>
      <text:p text:style-name="P3">Fonctionnalités mises en oeuvres</text:p>
      <text:p text:style-name="P6"/>
      <text:p text:style-name="P9">Depuis la page principale du site, <text:span text:style-name="T6">sans être connecté</text:span>, l’utilisateur peut :</text:p>
      <text:p text:style-name="P9"/>
      <text:p text:style-name="P9"/>
      <text:p text:style-name="P9">En <text:span text:style-name="T4">étant connecté</text:span>, <text:span text:style-name="T5">l’utilisateur peut :</text:span></text:p>
      <text:p text:style-name="P5"/>
      <text:p text:style-name="P2">Choix</text:p>
      <text:p text:style-name="P18"><text:span text:style-name="T3"/></text:p>
      <text:p text:style-name="P5"/>
      <text:p text:style-name="P2">Améliorations possibles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3:52:32.934509613</meta:creation-date>
    <dc:date>2019-05-12T00:08:30.621447135</dc:date>
    <meta:editing-duration>PT7H6M24S</meta:editing-duration>
    <meta:editing-cycles>62</meta:editing-cycles>
    <meta:generator>LibreOffice/6.2.2.2$Linux_X86_64 LibreOffice_project/20$Build-2</meta:generator>
    <meta:document-statistic meta:table-count="0" meta:image-count="0" meta:object-count="0" meta:page-count="1" meta:paragraph-count="17" meta:word-count="140" meta:character-count="872" meta:non-whitespace-character-count="749"/>
  </office:meta>
</office:document-meta>
</file>